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tice</text:span></text:p>
      <text:p text:style-name="P1"/>
      <text:p text:style-name="Standard"><text:span text:style-name="T2">But du jeu: Survivre le plus longtemps, afin de faire le meilleur score</text:span></text:p>
      <text:p text:style-name="P2"/>
      <text:p text:style-name="Standard"><text:span text:style-name="T2">Cliquer sur le bouton Jouer </text:span></text:p>
      <text:p text:style-name="Standard"><text:span text:style-name="T2">Entrer votre nom </text:span></text:p>
      <text:p text:style-name="Standard"><text:span text:style-name="T2">Utiliser les touches Z, Q, S et D afin de déplacer le joueur</text:span></text:p>
      <text:p text:style-name="Standard"><text:span text:style-name="T2">Utilisé les flèche directionnelle afin d’utiliser l’épée pour tuer l’ennemi qui nous sui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48" meta:character-count="273" meta:non-whitespace-character-count="228"/>
    <meta:generator>LibreOfficeDev/6.0.5.2$Linux_X86_64 LibreOffice_project/</meta:generator>
  </office:meta>
</office:document-meta>
</file>